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style:style style:name="P5" style:family="paragraph" style:parent-style-name="Standard" style:list-style-name="L4"/>
    <style:style style:name="P6" style:family="paragraph" style:parent-style-name="Standard" style:list-style-name="L5"/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 style:list-style-name="L6">
      <style:paragraph-properties fo:text-align="justify" style:justify-single-word="false"/>
    </style:style>
    <style:style style:name="P9" style:family="paragraph" style:parent-style-name="Standard" style:list-style-name="L7">
      <style:paragraph-properties fo:text-align="justify" style:justify-single-word="false"/>
    </style:style>
    <style:style style:name="P10" style:family="paragraph" style:parent-style-name="Standard" style:list-style-name="L8">
      <style:paragraph-properties fo:text-align="justify" style:justify-single-word="false"/>
    </style:style>
    <style:style style:name="P11" style:family="paragraph" style:parent-style-name="Standard" style:list-style-name="L9">
      <style:paragraph-properties fo:text-align="justify" style:justify-single-word="false"/>
    </style:style>
    <style:style style:name="P12" style:family="paragraph" style:parent-style-name="Standard" style:list-style-name="L10">
      <style:paragraph-properties fo:text-align="justify" style:justify-single-word="false"/>
    </style:style>
    <style:style style:name="P13" style:family="paragraph" style:parent-style-name="Standard" style:list-style-name="L11">
      <style:paragraph-properties fo:text-align="justify" style:justify-single-word="false"/>
    </style:style>
    <style:style style:name="P14" style:family="paragraph" style:parent-style-name="Standard">
      <style:paragraph-properties fo:text-align="justify" style:justify-single-word="false" fo:break-before="page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Nombre.- …...................................................................................................... <text:s text:c="5"/>2º DAW</text:p>
      <text:p text:style-name="Standard"/>
      <text:p text:style-name="Standard"/>
      <text:p text:style-name="Standard">1. <text:span text:style-name="T1">(2,5 puntos)</text:span><text:tab/>En un programa se encuentran definidos (no hay que volver a definirlos) los objetos Persona y Libro con las siguientes propiedades y métodos:</text:p>
      <text:p text:style-name="Standard"/>
      <text:p text:style-name="Standard"><text:tab/>Propiedades de Persona:</text:p>
      <text:p text:style-name="Standard"/>
      <text:list xml:id="list8638741831" text:style-name="L1">
        <text:list-item>
          <text:p text:style-name="P2">nombre</text:p>
        </text:list-item>
        <text:list-item>
          <text:p text:style-name="P2">direccion</text:p>
        </text:list-item>
        <text:list-item>
          <text:p text:style-name="P2">fechaNacimiento</text:p>
          <text:p text:style-name="P2"/>
        </text:list-item>
      </text:list>
      <text:p text:style-name="Standard"><text:tab/>Métodos de Persona:</text:p>
      <text:p text:style-name="Standard"/>
      <text:list xml:id="list1882417305" text:style-name="L2">
        <text:list-item>
          <text:p text:style-name="P3">imprimirDatos()<text:tab/>Escribe en la página todos los datos.</text:p>
        </text:list-item>
        <text:list-item>
          <text:p text:style-name="P3">Edad()<text:tab/><text:tab/><text:tab/>Devuelve la edad a fecha de hoy.</text:p>
        </text:list-item>
      </text:list>
      <text:p text:style-name="Standard"/>
      <text:p text:style-name="Standard"><text:tab/>Propiedades de Libro</text:p>
      <text:p text:style-name="Standard"/>
      <text:list xml:id="list1109134392" text:style-name="L3">
        <text:list-item>
          <text:p text:style-name="P4">titulo</text:p>
        </text:list-item>
        <text:list-item>
          <text:p text:style-name="P4">editorial</text:p>
        </text:list-item>
        <text:list-item>
          <text:p text:style-name="P4">paginas</text:p>
          <text:p text:style-name="P4"/>
        </text:list-item>
      </text:list>
      <text:p text:style-name="Standard"><text:tab/>Métodos de Libro:</text:p>
      <text:p text:style-name="Standard"/>
      <text:list xml:id="list1064244839" text:style-name="L4">
        <text:list-item>
          <text:p text:style-name="P5">imprimirDatos()<text:tab/>Escribe en la página todos los datos.</text:p>
          <text:p text:style-name="P5"/>
        </text:list-item>
      </text:list>
      <text:p text:style-name="Standard"><text:tab/>Se pide definir el objeto Autor que esté formado por:</text:p>
      <text:p text:style-name="Standard"/>
      <text:list xml:id="list209281015" text:style-name="L5">
        <text:list-item>
          <text:p text:style-name="P6">Un objeto Persona.</text:p>
        </text:list-item>
        <text:list-item>
          <text:p text:style-name="P6">Una tabla de objetos Libro. El número de elementos se pedirá al crear el objeto.</text:p>
        </text:list-item>
        <text:list-item>
          <text:p text:style-name="P6">Una tabla de premios. Contendrá los premios recibidos.</text:p>
        </text:list-item>
        <text:list-item>
          <text:p text:style-name="P6">Un método paginasTotales() que devuelve el número de páginas escritas en total.</text:p>
        </text:list-item>
        <text:list-item>
          <text:p text:style-name="P6">Un método numeroPremios() que devuelve el número de premios recibidos.</text:p>
        </text:list-item>
      </text:list>
      <text:p text:style-name="Standard"/>
      <text:p text:style-name="P1"><text:tab/>Y permita crear un objeto de tipo Autor solicitando todos los datos por pantalla/teclado. Antes de solicitar los datos relativos a los libros y a los premios deberá solicitar cuántos. Además, haciendo uso de los métodos mostrará los datos del autor, los de los libros, el número de páginas totales escritas y el número de premios recibidos. Tener en cuenta:</text:p>
      <text:p text:style-name="P1"/>
      <text:list xml:id="list755053579" text:style-name="L6">
        <text:list-item>
          <text:p text:style-name="P8">Que la fecha de nacimiento se introducirá con año, mes y día con números.</text:p>
        </text:list-item>
        <text:list-item>
          <text:p text:style-name="P8">Que no es necesario comprobar que los datos introducidos son correctos.</text:p>
          <text:p text:style-name="P8"/>
        </text:list-item>
      </text:list>
      <text:p text:style-name="P1"/>
      <text:p text:style-name="P14">2. <text:span text:style-name="T1">(2,5 puntos)</text:span><text:tab/>Hacer un programa que permita introducir en una tabla las sanciones de tráfico y muestre las matrículas, ordenadas por el importe total de las sanciones obtenidas. Tener en cuenta:</text:p>
      <text:p text:style-name="P1"/>
      <text:list xml:id="list1203345246" text:style-name="L7">
        <text:list-item>
          <text:p text:style-name="P9">El programa pedirá de forma repetida hasta que no se deseen introducir más datos una matrícula y el importe de la sanción.</text:p>
        </text:list-item>
        <text:list-item>
          <text:p text:style-name="P9">Las matriculas introducidas pueden repetirse y el importe que debe tenerse en cuenta para ordenar es el de la suma de las sanciones.</text:p>
          <text:p text:style-name="P9"/>
        </text:list-item>
      </text:list>
      <text:p text:style-name="P1"/>
      <text:p text:style-name="P1">3. <text:span text:style-name="T1">(1,5 puntos)</text:span><text:tab/>Hacer un programa que pida la fecha de nacimiento del padre, la del hijo y muestre el número de días que tienen de diferencia. El programa comprobará:</text:p>
      <text:p text:style-name="P1"/>
      <text:list xml:id="list1887013023" text:style-name="L8">
        <text:list-item>
          <text:p text:style-name="P10">Que los datos introducidos son números.</text:p>
        </text:list-item>
        <text:list-item>
          <text:p text:style-name="P10">Que los años están comprendidos entre 1900 y 2013, ambos incluidos.</text:p>
        </text:list-item>
        <text:list-item>
          <text:p text:style-name="P10">Que los meses están comprendidos entre 1 y 12.</text:p>
        </text:list-item>
        <text:list-item>
          <text:p text:style-name="P10">Que los días están comprendidos entre 1 y 31.</text:p>
        </text:list-item>
        <text:list-item>
          <text:p text:style-name="P10">Que la fecha nacimiento del padre es anterior a la del hijo.</text:p>
        </text:list-item>
      </text:list>
      <text:p text:style-name="P1"/>
      <text:p text:style-name="P1"><text:tab/>Si los datos introducidos son erróneos se mostrará un mensaje de error y se volverá a pedir el dato erróneo.</text:p>
      <text:p text:style-name="P1"/>
      <text:p text:style-name="P1">5. <text:span text:style-name="T1">(1,5 puntos)</text:span><text:tab/>Hacer un programa que pida una cadena de caracteres y muestre las direcciones de correo electrónico válidas que forman parte de la cadena teniendo en cuenta que son válidas aquellos que:</text:p>
      <text:p text:style-name="P1"/>
      <text:list xml:id="list1648471795" text:style-name="L9">
        <text:list-item>
          <text:p text:style-name="P11">Contienen la letra @.</text:p>
        </text:list-item>
        <text:list-item>
          <text:p text:style-name="P11">Antes de la arroba hay algún carácter.</text:p>
        </text:list-item>
        <text:list-item>
          <text:p text:style-name="P11">Después de la arroba hay algún carácter, un punto y una serie de 2 o 3 caracteres.</text:p>
          <text:p text:style-name="P11"/>
          <text:p text:style-name="P11"/>
        </text:list-item>
      </text:list>
      <text:p text:style-name="P1">6. <text:span text:style-name="T1">(2 puntos)</text:span><text:tab/>Hacer una página que abra otra teniendo en cuenta:</text:p>
      <text:p text:style-name="P1"/>
      <text:list xml:id="list1874224581" text:style-name="L10">
        <text:list-item>
          <text:p text:style-name="P12">La página padre tendrá cuatro enlaces que permitirán:</text:p>
        </text:list-item>
      </text:list>
      <text:list xml:id="list1180479710" text:style-name="L11">
        <text:list-item>
          <text:list>
            <text:list-item>
              <text:p text:style-name="P13">Introducir las dimensiones (en px) de la ventana hija (ancho y alto) y su posición inicial (horizontal y vertical). Por defecto será: 300 ancho, 150 alto, 400 horiz. y 200 vertical.</text:p>
            </text:list-item>
            <text:list-item>
              <text:p text:style-name="P13">Iniciar <text:s/>el movimiento de la ventana hija.</text:p>
            </text:list-item>
            <text:list-item>
              <text:p text:style-name="P13">Parar el movimiento de la ventana hija.</text:p>
            </text:list-item>
            <text:list-item>
              <text:p text:style-name="P13">Cerrar la ventana hija</text:p>
            </text:list-item>
          </text:list>
        </text:list-item>
      </text:list>
      <text:list xml:id="list279974190" text:continue-list="list1874224581" text:style-name="L10">
        <text:list-item>
          <text:p text:style-name="P12">El movimiento de la ventana será a un punto aleatorio de la pantalla que podemos suponer que tiene una resolución de 1200 x 800 puntos.</text:p>
        </text:list-item>
        <text:list-item>
          <text:p text:style-name="P12">La ventana hija se moverá de un punto al siguiente con un intervalo de 50 milisegundos.</text:p>
        </text:list-item>
        <text:list-item>
          <text:p text:style-name="P12">La ventana hija tendrá dos enlaces que permitirán respectivamente parar su movimiento y cerrarse.</text:p>
        </text:list-item>
      </text:list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Lohit Hindi1" svg:font-family="'Lohit Hindi'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tiago </meta:initial-creator>
    <meta:creation-date>2013-02-18T10:18:25</meta:creation-date>
    <dc:date>2013-05-26T23:49:01</dc:date>
    <dc:creator>santiago </dc:creator>
    <meta:editing-duration>PT2H45M42S</meta:editing-duration>
    <meta:editing-cycles>15</meta:editing-cycles>
    <meta:generator>LibreOffice/3.5$Linux_X86_64 LibreOffice_project/350m1$Build-2</meta:generator>
    <meta:document-statistic meta:table-count="0" meta:image-count="0" meta:object-count="0" meta:page-count="2" meta:paragraph-count="47" meta:word-count="609" meta:character-count="3499" meta:non-whitespace-character-count="2956"/>
  </office:meta>
</office:document-meta>
</file>